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6.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6.4cm"/>
    </style:style>
    <style:style style:name="gr7" style:family="graphic" style:parent-style-name="standard">
      <style:graphic-properties draw:stroke="none" svg:stroke-color="#000000" draw:fill="none" draw:fill-color="#ffffff" fo:min-height="1.65cm"/>
    </style:style>
    <style:style style:name="gr8" style:family="graphic" style:parent-style-name="standard">
      <style:graphic-properties draw:textarea-horizontal-align="justify" draw:textarea-vertical-align="middle" draw:auto-grow-height="false" fo:min-height="3.05cm" fo:min-width="5.8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1.9cm" svg:x="6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2.3cm" svg:x="2.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2.3cm" svg:x="11.4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4cm" svg:height="1.673cm" svg:x="7cm" svg:y="2.5cm">
          <draw:text-box>
            <text:p>Get choice and form url using base url. </text:p>
          </draw:text-box>
        </draw:frame>
        <draw:frame draw:style-name="gr4" draw:text-style-name="P2" draw:layer="layout" svg:width="6.2cm" svg:height="1.673cm" svg:x="2.5cm" svg:y="6.9cm">
          <draw:text-box>
            <text:p>Extract all links using Beautifulsoup</text:p>
          </draw:text-box>
        </draw:frame>
        <draw:frame draw:style-name="gr5" draw:text-style-name="P2" draw:layer="layout" svg:width="6.7cm" svg:height="2.384cm" svg:x="11.5cm" svg:y="10.7cm">
          <draw:text-box>
            <text:p>Iterate over each link to get content of page <text:s/></text:p>
          </draw:text-box>
        </draw:frame>
        <draw:custom-shape draw:style-name="gr6" draw:text-style-name="P1" draw:layer="layout" svg:width="6.9cm" svg:height="2.3cm" svg:x="2.3cm" svg:y="13.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3cm" svg:height="1.9cm" svg:x="2.5cm" svg:y="13.6cm">
          <draw:text-box>
            <text:p>Clean the context page data.</text:p>
          </draw:text-box>
        </draw:frame>
        <draw:custom-shape draw:style-name="gr8" draw:text-style-name="P1" draw:layer="layout" svg:width="6.3cm" svg:height="3.3cm" svg:x="12.4cm" svg:y="18.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1cm" svg:height="3.095cm" svg:x="12.7cm" svg:y="18.8cm">
          <draw:text-box>
            <text:p>Store all data in form of a dictionary with title as key and content as value</text:p>
          </draw:text-box>
        </draw:frame>
        <draw:line draw:style-name="gr10" draw:text-style-name="P3" draw:layer="layout" svg:x1="7.8cm" svg:y1="4.3cm" svg:x2="6cm" svg:y2="6.6cm">
          <text:p/>
        </draw:line>
        <draw:line draw:style-name="gr10" draw:text-style-name="P3" draw:layer="layout" svg:x1="8.9cm" svg:y1="8.6cm" svg:x2="11.9cm" svg:y2="10.6cm">
          <text:p/>
        </draw:line>
        <draw:line draw:style-name="gr10" draw:text-style-name="P3" draw:layer="layout" svg:x1="11.3cm" svg:y1="12.3cm" svg:x2="9.2cm" svg:y2="13.8cm">
          <text:p/>
        </draw:line>
        <draw:line draw:style-name="gr10" draw:text-style-name="P3" draw:layer="layout" svg:x1="9cm" svg:y1="15.8cm" svg:x2="12.6cm" svg:y2="18.6cm">
          <text:p/>
        </draw:line>
        <draw:custom-shape draw:style-name="gr11" draw:text-style-name="P1" draw:layer="layout" svg:width="2.7cm" svg:height="1.4cm" svg:x="14.6cm" svg:y="6.6cm">
          <text:p text:style-name="P1">Exit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9cm" svg:y1="7cm" svg:x2="14.8cm" svg:y2="6.9cm">
          <text:p/>
        </draw:line>
        <draw:frame draw:style-name="gr12" draw:text-style-name="P2" draw:layer="layout" svg:width="3.9cm" svg:height="1.7cm" svg:x="9.9cm" svg:y="6cm">
          <draw:text-box>
            <text:p>Connection </text:p>
            <text:p>error</text:p>
          </draw:text-box>
        </draw:frame>
        <draw:custom-shape draw:style-name="gr13" draw:text-style-name="P1" draw:layer="layout" svg:width="2.3cm" svg:height="1.2cm" svg:x="14.6cm" svg:y="15.8cm">
          <text:p text:style-name="P1">Exit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.4cm" svg:y1="12.9cm" svg:x2="15.4cm" svg:y2="15.8cm">
          <text:p/>
        </draw:line>
        <draw:frame draw:style-name="gr4" draw:text-style-name="P2" draw:layer="layout" svg:width="6.4cm" svg:height="1.673cm" svg:x="12.4cm" svg:y="13.4cm">
          <draw:text-box>
            <text:p>Keyboard interrupt &amp; Connection err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4T00:10:55.226691651</meta:creation-date>
    <dc:date>2020-05-24T01:48:09.110476157</dc:date>
    <meta:editing-duration>PT4M56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